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5cm" svg:stroke-color="#a3cf71" draw:marker-start-width="0.275cm" draw:marker-end-width="0.275cm" draw:fill="solid" draw:fill-color="#f3b757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a3cf71" draw:marker-start-width="0.275cm" draw:marker-end-width="0.275cm" draw:fill="solid" draw:fill-color="#a3cf71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a3cf71" draw:marker-start-width="0.275cm" draw:marker-end-width="0.275cm" draw:fill="solid" draw:fill-color="#0888b2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a3cf71" draw:marker-start-width="0.275cm" draw:marker-end-width="0.275cm" draw:fill="solid" draw:fill-color="#c13550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5cm" svg:stroke-color="#ffffff" draw:marker-start-width="0.275cm" draw:marker-end-width="0.275cm" draw:fill="solid" draw:fill-color="#1356a0" draw:textarea-vertical-align="middle" fo:padding-top="0.11cm" fo:padding-bottom="0.11cm" fo:padding-left="0.235cm" fo:padding-right="0.235cm"/>
    </style:style>
    <style:style style:name="gr7" style:family="graphic" style:parent-style-name="standard">
      <style:graphic-properties draw:stroke="solid" svg:stroke-width="0cm" svg:stroke-color="#ffffff" draw:marker-start-width="0.2cm" draw:marker-end-width="0.2cm" draw:fill="solid" draw:fill-color="#f3b757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width="0cm" svg:stroke-color="#ffffff" draw:marker-start-width="0.2cm" draw:marker-end-width="0.2cm" draw:fill="solid" draw:fill-color="#a3cf71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solid" svg:stroke-width="0cm" svg:stroke-color="#ffffff" draw:marker-start-width="0.2cm" draw:marker-end-width="0.2cm" draw:fill="solid" draw:fill-color="#0888b2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width="0cm" svg:stroke-color="#ffffff" draw:marker-start-width="0.2cm" draw:marker-end-width="0.2cm" draw:fill="solid" draw:fill-color="#c13550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width="0.05cm" svg:stroke-color="#ffffff" draw:marker-start-width="0.275cm" draw:marker-end-width="0.275cm" draw:fill="solid" draw:fill-color="#2c2f72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.599cm" svg:height="1.199cm" svg:x="1.9cm" svg:y="4.9cm" svg:viewBox="0 0 1600 1200" draw:points="0,0 1400,0 1600,200 1400,400 1200,600 1400,800 1200,1000 1400,1200 0,1200">
          <text:p/>
        </draw:polygon>
        <draw:polygon draw:style-name="gr2" draw:text-style-name="P1" draw:layer="layout" svg:width="1.599cm" svg:height="1.199cm" svg:x="1.9cm" svg:y="6.3cm" svg:viewBox="0 0 1600 1200" draw:points="0,0 1400,0 1600,300 1400,600 1200,900 1400,1200 0,1200">
          <text:p/>
        </draw:polygon>
        <draw:polygon draw:style-name="gr3" draw:text-style-name="P1" draw:layer="layout" svg:width="1.599cm" svg:height="1.199cm" svg:x="3.3cm" svg:y="6.3cm" svg:viewBox="0 0 1600 1200" draw:points="1600,0 200,0 400,300 200,600 0,900 200,1200 1600,1200">
          <text:p/>
        </draw:polygon>
        <draw:polygon draw:style-name="gr4" draw:text-style-name="P1" draw:layer="layout" svg:width="1.599cm" svg:height="1.199cm" svg:x="3.3cm" svg:y="4.9cm" svg:viewBox="0 0 1600 1200" draw:points="1600,0 200,0 400,200 200,400 0,600 200,800 0,1000 200,1200 1600,1200">
          <text:p/>
        </draw:polygon>
        <draw:frame draw:style-name="gr5" draw:layer="layout" svg:width="0.997cm" svg:height="0.962cm" svg:x="4.903cm" svg:y="5cm">
          <draw:text-box>
            <text:p>G</text:p>
          </draw:text-box>
        </draw:frame>
        <draw:frame draw:style-name="gr5" draw:layer="layout" svg:width="0.925cm" svg:height="0.962cm" svg:x="0.904cm" svg:y="6.5cm">
          <draw:text-box>
            <text:p>A</text:p>
          </draw:text-box>
        </draw:frame>
        <draw:frame draw:style-name="gr5" draw:layer="layout" svg:width="0.959cm" svg:height="0.962cm" svg:x="0.904cm" svg:y="5cm">
          <draw:text-box>
            <text:p>C</text:p>
          </draw:text-box>
        </draw:frame>
        <draw:frame draw:style-name="gr5" draw:layer="layout" svg:width="0.891cm" svg:height="0.962cm" svg:x="4.904cm" svg:y="6.5cm">
          <draw:text-box>
            <text:p>T</text:p>
          </draw:text-box>
        </draw:frame>
        <draw:path draw:style-name="gr6" draw:text-style-name="P1" draw:layer="layout" svg:width="4.953cm" svg:height="5.199cm" svg:x="9.649cm" svg:y="8.8cm" svg:viewBox="0 0 4954 5200" svg:d="m1303 0c-800 0-1100 200-1303 400 1600 1373 4903 2700 4903 4800 500-2700-2800-4600-3600-5200z">
          <text:p/>
        </draw:path>
        <draw:path draw:style-name="gr6" draw:text-style-name="P1" draw:layer="layout" svg:width="4.953cm" svg:height="5.199cm" svg:x="7.549cm" svg:y="12.9cm" svg:viewBox="0 0 4954 5200" svg:d="m3651 5200c800 0 1100-200 1303-400-1600-1373-4903-2700-4903-4800-500 2700 2800 4600 3600 5200z">
          <text:p/>
        </draw:path>
        <draw:polygon draw:style-name="gr7" draw:text-style-name="P1" draw:layer="measurelines" svg:width="2.699cm" svg:height="0.553cm" svg:x="8.5cm" svg:y="11.1cm" svg:viewBox="0 0 2700 554" draw:points="500,0 2500,0 2700,92 2500,185 2300,277 2500,369 2300,462 2500,554 0,554">
          <text:p/>
        </draw:polygon>
        <draw:polygon draw:style-name="gr8" draw:text-style-name="P1" draw:layer="measurelines" svg:width="3.399cm" svg:height="0.553cm" svg:x="7.8cm" svg:y="12.446cm" svg:viewBox="0 0 3400 554" draw:points="300,0 3200,0 3400,139 3200,277 3000,416 3200,554 0,554">
          <text:p/>
        </draw:polygon>
        <draw:polygon draw:style-name="gr9" draw:text-style-name="P1" draw:layer="measurelines" svg:width="3.399cm" svg:height="0.553cm" svg:x="11cm" svg:y="12.446cm" svg:viewBox="0 0 3400 554" draw:points="3100,0 200,0 400,139 200,277 0,416 200,554 3400,554">
          <text:p/>
        </draw:polygon>
        <draw:polygon draw:style-name="gr10" draw:text-style-name="P1" draw:layer="measurelines" svg:width="2.599cm" svg:height="0.553cm" svg:x="11cm" svg:y="11.1cm" svg:viewBox="0 0 2600 554" draw:points="2000,0 200,0 400,92 200,185 0,277 200,369 0,462 200,554 2600,554">
          <text:p/>
        </draw:polygon>
        <draw:polygon draw:style-name="gr7" draw:text-style-name="P1" draw:layer="measurelines" svg:width="2.699cm" svg:height="0.599cm" svg:x="11cm" svg:y="15.1cm" svg:viewBox="0 0 2700 600" draw:points="2000,600 200,600 0,508 200,415 400,323 200,231 400,138 200,46 2700,0">
          <text:p/>
        </draw:polygon>
        <draw:polygon draw:style-name="gr8" draw:text-style-name="P1" draw:layer="measurelines" svg:width="3.499cm" svg:height="0.553cm" svg:x="11cm" svg:y="13.9cm" svg:viewBox="0 0 3500 554" draw:points="3200,554 200,554 0,415 200,277 400,138 200,0 3500,0">
          <text:p/>
        </draw:polygon>
        <draw:path draw:style-name="gr9" draw:text-style-name="P1" draw:layer="measurelines" svg:width="3.399cm" svg:height="0.553cm" svg:x="7.8cm" svg:y="13.9cm" svg:viewBox="0 0 3400 554" svg:d="m300 554h2900l-200-139 200-138 200-139-200-138h-3200c67 185 233 369 300 554z">
          <text:p/>
        </draw:path>
        <draw:polygon draw:style-name="gr10" draw:text-style-name="P1" draw:layer="measurelines" svg:width="2.799cm" svg:height="0.553cm" svg:x="8.4cm" svg:y="15.146cm" svg:viewBox="0 0 2800 554" draw:points="600,554 2600,554 2400,462 2600,369 2800,277 2600,185 2800,92 2600,0 0,0">
          <text:p/>
        </draw:polygon>
        <draw:path draw:style-name="gr11" draw:text-style-name="P1" draw:layer="layout" svg:width="4.953cm" svg:height="5.199cm" svg:x="7.549cm" svg:y="8.8cm" svg:viewBox="0 0 4954 5200" svg:d="m3651 0c800 0 1100 200 1303 400-1600 1373-4903 2700-4903 4800-500-2700 2800-4600 3600-5200z">
          <text:p/>
        </draw:path>
        <draw:path draw:style-name="gr11" draw:text-style-name="P1" draw:layer="layout" svg:width="4.953cm" svg:height="5.199cm" svg:x="9.649cm" svg:y="12.9cm" svg:viewBox="0 0 4954 5200" svg:d="m1303 5200c-800 0-1100-200-1303-400 1600-1373 4903-2700 4903-4800 500 2700-2800 4600-3600 5200z">
          <text:p/>
        </draw:path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/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/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/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/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/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/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/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3-12-28T07:24:17.313001797</meta:creation-date>
    <dc:date>2013-12-29T16:18:29.844907862</dc:date>
    <dc:creator>Reece Hart</dc:creator>
    <meta:editing-duration>PT22H51M32S</meta:editing-duration>
    <meta:editing-cycles>11</meta:editing-cycles>
    <meta:generator>LibreOffice/4.1.3.2$Linux_X86_64 LibreOffice_project/410m0$Build-2</meta:generator>
    <meta:document-statistic meta:object-count="38"/>
  </office:meta>
</office:document-meta>
</file>